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542cm"/>
    </style:style>
    <style:style style:name="Table1.B" style:family="table-column">
      <style:table-column-properties style:column-width="8.518cm"/>
    </style:style>
    <style:style style:name="Table1.C" style:family="table-column">
      <style:table-column-properties style:column-width="3.94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1.982cm" table:align="left"/>
    </style:style>
    <style:style style:name="Table2.A" style:family="table-column">
      <style:table-column-properties style:column-width="5.103cm"/>
    </style:style>
    <style:style style:name="Table2.B" style:family="table-column">
      <style:table-column-properties style:column-width="6.87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ertainly! When customizing <text:span text:style-name="Strong_20_Emphasis">React Navigation's screen transitions</text:span>—especially using <text:span text:style-name="Strong_20_Emphasis"><text:span text:style-name="Source_20_Text">createNativeStackNavigator</text:span></text:span> from <text:span text:style-name="Source_20_Text">@react-navigation/native-stack</text:span>—you have several powerful <text:span text:style-name="Strong_20_Emphasis">animation and presentation</text:span> options.</text:p>
      <text:p text:style-name="Text_20_body">Let me explain <text:span text:style-name="Strong_20_Emphasis">all key attributes</text:span> you can use for <text:span text:style-name="Strong_20_Emphasis">per-screen</text:span> or <text:span text:style-name="Strong_20_Emphasis">global screenOptions</text:span>, especially for modals, transitions, and gestures.</text:p>
      <text:p text:style-name="Horizontal_20_Line"/>
      <text:h text:style-name="Heading_20_2" text:outline-level="2">🔧 <text:span text:style-name="Source_20_Text">screenOptions</text:span> and <text:span text:style-name="Source_20_Text">options</text:span> for Native Stack Navigator</text:h>
      <text:h text:style-name="Heading_20_3" text:outline-level="3">✅ Common Attributes You Can Use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op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presentation</text:span></text:p>
          </table:table-cell>
          <table:table-cell table:style-name="Table1.A1" office:value-type="string">
            <text:p text:style-name="Table_20_Contents"><text:span text:style-name="Source_20_Text">'card'</text:span> | <text:span text:style-name="Source_20_Text">'modal'</text:span> | <text:span text:style-name="Source_20_Text">'transparentModal'</text:span></text:p>
          </table:table-cell>
          <table:table-cell table:style-name="Table1.A1" office:value-type="string">
            <text:p text:style-name="Table_20_Contents">Defines how the screen is presented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nimation</text:span></text:p>
          </table:table-cell>
          <table:table-cell table:style-name="Table1.A1" office:value-type="string">
            <text:p text:style-name="Table_20_Contents"><text:span text:style-name="Source_20_Text">'default'</text:span> | <text:span text:style-name="Source_20_Text">'fade'</text:span> | <text:span text:style-name="Source_20_Text">'slide_from_right'</text:span> | <text:span text:style-name="Source_20_Text">'slide_from_left'</text:span> | <text:span text:style-name="Source_20_Text">'slide_from_bottom'</text:span> | <text:span text:style-name="Source_20_Text">'none'</text:span></text:p>
          </table:table-cell>
          <table:table-cell table:style-name="Table1.A1" office:value-type="string">
            <text:p text:style-name="Table_20_Contents">Controls the transition animatio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estureEnabled</text:span></text:p>
          </table:table-cell>
          <table:table-cell table:style-name="Table1.A1" office:value-type="string">
            <text:p text:style-name="Table_20_Contents"><text:span text:style-name="Source_20_Text">boolean</text:span></text:p>
          </table:table-cell>
          <table:table-cell table:style-name="Table1.A1" office:value-type="string">
            <text:p text:style-name="Table_20_Contents">Allows swiping to go back or close the modal.</text:p>
          </table:table-cell>
        </table:table-row>
        <table:table-row>
          <table:table-cell table:style-name="Table1.A1" office:value-type="string">
            <text:p text:style-name="Table_20_Contents"><text:span text:style-name="Source_20_Text">gestureDirection</text:span></text:p>
          </table:table-cell>
          <table:table-cell table:style-name="Table1.A1" office:value-type="string">
            <text:p text:style-name="Table_20_Contents"><text:span text:style-name="Source_20_Text">'vertical'</text:span> | <text:span text:style-name="Source_20_Text">'horizontal'</text:span></text:p>
          </table:table-cell>
          <table:table-cell table:style-name="Table1.A1" office:value-type="string">
            <text:p text:style-name="Table_20_Contents">Direction for the gesture.</text:p>
          </table:table-cell>
        </table:table-row>
        <table:table-row>
          <table:table-cell table:style-name="Table1.A1" office:value-type="string">
            <text:p text:style-name="Table_20_Contents"><text:span text:style-name="Source_20_Text">animationDuration</text:span></text:p>
          </table:table-cell>
          <table:table-cell table:style-name="Table1.A1" office:value-type="string">
            <text:p text:style-name="Table_20_Contents"><text:span text:style-name="Source_20_Text">number</text:span> (ms)</text:p>
          </table:table-cell>
          <table:table-cell table:style-name="Table1.A1" office:value-type="string">
            <text:p text:style-name="Table_20_Contents">Customize how long the animation lasts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tentStyle</text:span></text:p>
          </table:table-cell>
          <table:table-cell table:style-name="Table1.A1" office:value-type="string">
            <text:p text:style-name="Table_20_Contents"><text:span text:style-name="Source_20_Text">ViewStyle</text:span></text:p>
          </table:table-cell>
          <table:table-cell table:style-name="Table1.A1" office:value-type="string">
            <text:p text:style-name="Table_20_Contents">Allows background styling of the screen containe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headerShown</text:span></text:p>
          </table:table-cell>
          <table:table-cell table:style-name="Table1.A1" office:value-type="string">
            <text:p text:style-name="Table_20_Contents"><text:span text:style-name="Source_20_Text">boolean</text:span></text:p>
          </table:table-cell>
          <table:table-cell table:style-name="Table1.A1" office:value-type="string">
            <text:p text:style-name="Table_20_Contents">Whether to show the header/navigation bar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ackAnimation</text:span></text:p>
          </table:table-cell>
          <table:table-cell table:style-name="Table1.A1" office:value-type="string">
            <text:p text:style-name="Table_20_Contents">Same as <text:span text:style-name="Source_20_Text">animation</text:span></text:p>
          </table:table-cell>
          <table:table-cell table:style-name="Table1.A1" office:value-type="string">
            <text:p text:style-name="Table_20_Contents">(Alias for some versions, e.g., in Expo Router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ackPresentation</text:span></text:p>
          </table:table-cell>
          <table:table-cell table:style-name="Table1.A1" office:value-type="string">
            <text:p text:style-name="Table_20_Contents">Same as <text:span text:style-name="Source_20_Text">presentation</text:span></text:p>
          </table:table-cell>
          <table:table-cell table:style-name="Table1.A1" office:value-type="string">
            <text:p text:style-name="Table_20_Contents">(Alias used in some cases).</text:p>
          </table:table-cell>
        </table:table-row>
      </table:table>
      <text:p text:style-name="Horizontal_20_Line"/>
      <text:h text:style-name="Heading_20_2" text:outline-level="2">✨ Example Scenarios</text:h>
      <text:h text:style-name="Heading_20_3" text:outline-level="3">🔹 Default push transition (like Android/iOS)</text:h>
      <text:p text:style-name="Preformatted_20_Text"><text:span text:style-name="Source_20_Text">&lt;Stack.Screen</text:span></text:p>
      <text:p text:style-name="Preformatted_20_Text"><text:span text:style-name="Source_20_Text"><text:s text:c="2"/>name="Home"</text:span></text:p>
      <text:p text:style-name="Preformatted_20_Text"><text:span text:style-name="Source_20_Text"><text:s text:c="2"/>component={HomeScreen}</text:span></text:p>
      <text:p text:style-name="Preformatted_20_Text"><text:span text:style-name="Source_20_Text"><text:s text:c="2"/>options={{</text:span></text:p>
      <text:p text:style-name="Preformatted_20_Text"><text:span text:style-name="Source_20_Text"><text:s text:c="4"/>animation: 'slide_from_right',</text:span></text:p>
      <text:p text:style-name="Preformatted_20_Text"><text:span text:style-name="Source_20_Text"><text:s text:c="4"/>gestureEnabled: true,</text:span></text:p>
      <text:p text:style-name="Preformatted_20_Text"><text:soft-page-break/><text:span text:style-name="Source_20_Text"><text:s text:c="2"/>}}</text:span></text:p>
      <text:p text:style-name="P1"><text:span text:style-name="Source_20_Text">/&gt;</text:span></text:p>
      <text:p text:style-name="Horizontal_20_Line"/>
      <text:h text:style-name="Heading_20_3" text:outline-level="3">🔹 Modal-style from bottom (like Filter screen)</text:h>
      <text:p text:style-name="Preformatted_20_Text"><text:span text:style-name="Source_20_Text">&lt;Stack.Screen</text:span></text:p>
      <text:p text:style-name="Preformatted_20_Text"><text:span text:style-name="Source_20_Text"><text:s text:c="2"/>name="Filter"</text:span></text:p>
      <text:p text:style-name="Preformatted_20_Text"><text:span text:style-name="Source_20_Text"><text:s text:c="2"/>component={FilterScreen}</text:span></text:p>
      <text:p text:style-name="Preformatted_20_Text"><text:span text:style-name="Source_20_Text"><text:s text:c="2"/>options={{</text:span></text:p>
      <text:p text:style-name="Preformatted_20_Text"><text:span text:style-name="Source_20_Text"><text:s text:c="4"/>presentation: 'modal',</text:span></text:p>
      <text:p text:style-name="Preformatted_20_Text"><text:span text:style-name="Source_20_Text"><text:s text:c="4"/>animation: 'slide_from_bottom',</text:span></text:p>
      <text:p text:style-name="Preformatted_20_Text"><text:span text:style-name="Source_20_Text"><text:s text:c="4"/>gestureEnabled: true,</text:span></text:p>
      <text:p text:style-name="Preformatted_20_Text"><text:span text:style-name="Source_20_Text"><text:s text:c="4"/>gestureDirection: 'vertical',</text:span></text:p>
      <text:p text:style-name="Preformatted_20_Text"><text:span text:style-name="Source_20_Text"><text:s text:c="2"/>}}</text:span></text:p>
      <text:p text:style-name="P1"><text:span text:style-name="Source_20_Text">/&gt;</text:span></text:p>
      <text:p text:style-name="Horizontal_20_Line"/>
      <text:h text:style-name="Heading_20_3" text:outline-level="3">🔹 Transparent modal</text:h>
      <text:p text:style-name="Text_20_body">Useful for overlays like popups, bottom sheets, or dimmed backgrounds:</text:p>
      <text:p text:style-name="Preformatted_20_Text"><text:span text:style-name="Source_20_Text">&lt;Stack.Screen</text:span></text:p>
      <text:p text:style-name="Preformatted_20_Text"><text:span text:style-name="Source_20_Text"><text:s text:c="2"/>name="Overlay"</text:span></text:p>
      <text:p text:style-name="Preformatted_20_Text"><text:span text:style-name="Source_20_Text"><text:s text:c="2"/>component={OverlayScreen}</text:span></text:p>
      <text:p text:style-name="Preformatted_20_Text"><text:span text:style-name="Source_20_Text"><text:s text:c="2"/>options={{</text:span></text:p>
      <text:p text:style-name="Preformatted_20_Text"><text:span text:style-name="Source_20_Text"><text:s text:c="4"/>presentation: 'transparentModal',</text:span></text:p>
      <text:p text:style-name="Preformatted_20_Text"><text:span text:style-name="Source_20_Text"><text:s text:c="4"/>animation: 'fade',</text:span></text:p>
      <text:p text:style-name="Preformatted_20_Text"><text:span text:style-name="Source_20_Text"><text:s text:c="4"/>contentStyle: {</text:span></text:p>
      <text:p text:style-name="Preformatted_20_Text"><text:span text:style-name="Source_20_Text"><text:s text:c="6"/>backgroundColor: 'rgba(0, 0, 0, 0.5)', // dark overlay</text:span></text:p>
      <text:p text:style-name="Preformatted_20_Text"><text:span text:style-name="Source_20_Text"><text:s text:c="4"/>},</text:span></text:p>
      <text:p text:style-name="Preformatted_20_Text"><text:span text:style-name="Source_20_Text"><text:s text:c="2"/>}}</text:span></text:p>
      <text:p text:style-name="P1"><text:span text:style-name="Source_20_Text">/&gt;</text:span></text:p>
      <text:p text:style-name="Horizontal_20_Line"/>
      <text:h text:style-name="Heading_20_3" text:outline-level="3">🔹 No animation (instant switch)</text:h>
      <text:p text:style-name="Preformatted_20_Text"><text:span text:style-name="Source_20_Text">&lt;Stack.Screen</text:span></text:p>
      <text:p text:style-name="Preformatted_20_Text"><text:span text:style-name="Source_20_Text"><text:s text:c="2"/>name="Instant"</text:span></text:p>
      <text:p text:style-name="Preformatted_20_Text"><text:span text:style-name="Source_20_Text"><text:s text:c="2"/>component={InstantScreen}</text:span></text:p>
      <text:p text:style-name="Preformatted_20_Text"><text:span text:style-name="Source_20_Text"><text:s text:c="2"/>options={{</text:span></text:p>
      <text:p text:style-name="Preformatted_20_Text"><text:span text:style-name="Source_20_Text"><text:s text:c="4"/>animation: 'none',</text:span></text:p>
      <text:p text:style-name="Preformatted_20_Text"><text:span text:style-name="Source_20_Text"><text:s text:c="2"/>}}</text:span></text:p>
      <text:p text:style-name="P1"><text:span text:style-name="Source_20_Text">/&gt;</text:span></text:p>
      <text:p text:style-name="Horizontal_20_Line"/>
      <text:h text:style-name="Heading_20_2" text:outline-level="2">📦 Global vs Per-Screen</text:h>
      <text:list xml:id="list750412008" text:style-name="L1">
        <text:list-item>
          <text:p text:style-name="P3"><text:span text:style-name="Strong_20_Emphasis">Global</text:span>: Set <text:span text:style-name="Source_20_Text">screenOptions</text:span> in <text:span text:style-name="Source_20_Text">&lt;Stack.Navigator screenOptions={{ ... }} /&gt;</text:span>.</text:p>
        </text:list-item>
        <text:list-item>
          <text:p text:style-name="P3"><text:span text:style-name="Strong_20_Emphasis">Per-screen</text:span>: Use <text:span text:style-name="Source_20_Text">options={{ ... }}</text:span> in each <text:span text:style-name="Source_20_Text">&lt;Stack.Screen /&gt;</text:span>.</text:p>
        </text:list-item>
      </text:list>
      <text:p text:style-name="Horizontal_20_Line"/>
      <text:h text:style-name="Heading_20_2" text:outline-level="2"><text:soft-page-break/>📝 Summary Table of Animation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nimation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'slide_from_right'</text:span></text:p>
          </table:table-cell>
          <table:table-cell table:style-name="Table2.A1" office:value-type="string">
            <text:p text:style-name="Table_20_Contents">Default push (iOS/Android)</text:p>
          </table:table-cell>
        </table:table-row>
        <table:table-row>
          <table:table-cell table:style-name="Table2.A1" office:value-type="string">
            <text:p text:style-name="Table_20_Contents"><text:span text:style-name="Source_20_Text">'slide_from_left'</text:span></text:p>
          </table:table-cell>
          <table:table-cell table:style-name="Table2.A1" office:value-type="string">
            <text:p text:style-name="Table_20_Contents">Useful for reverse transitions</text:p>
          </table:table-cell>
        </table:table-row>
        <table:table-row>
          <table:table-cell table:style-name="Table2.A1" office:value-type="string">
            <text:p text:style-name="Table_20_Contents"><text:span text:style-name="Source_20_Text">'slide_from_bottom'</text:span></text:p>
          </table:table-cell>
          <table:table-cell table:style-name="Table2.A1" office:value-type="string">
            <text:p text:style-name="Table_20_Contents">Great for modals</text:p>
          </table:table-cell>
        </table:table-row>
        <table:table-row>
          <table:table-cell table:style-name="Table2.A1" office:value-type="string">
            <text:p text:style-name="Table_20_Contents"><text:span text:style-name="Source_20_Text">'fade'</text:span></text:p>
          </table:table-cell>
          <table:table-cell table:style-name="Table2.A1" office:value-type="string">
            <text:p text:style-name="Table_20_Contents">Good for overlays or simple transitions</text:p>
          </table:table-cell>
        </table:table-row>
        <table:table-row>
          <table:table-cell table:style-name="Table2.A1" office:value-type="string">
            <text:p text:style-name="Table_20_Contents"><text:span text:style-name="Source_20_Text">'none'</text:span></text:p>
          </table:table-cell>
          <table:table-cell table:style-name="Table2.A1" office:value-type="string">
            <text:p text:style-name="Table_20_Contents">No animation, instant screen switch</text:p>
          </table:table-cell>
        </table:table-row>
      </table:table>
      <text:p text:style-name="Horizontal_20_Line"/>
      <text:h text:style-name="Heading_20_2" text:outline-level="2">🧠 Best Practices</text:h>
      <text:list xml:id="list3669117287" text:style-name="L2">
        <text:list-item>
          <text:p text:style-name="P4">Use <text:span text:style-name="Strong_20_Emphasis"><text:span text:style-name="Source_20_Text">modal</text:span></text:span><text:span text:style-name="Strong_20_Emphasis"> or </text:span><text:span text:style-name="Strong_20_Emphasis"><text:span text:style-name="Source_20_Text">transparentModal</text:span></text:span> with <text:span text:style-name="Strong_20_Emphasis">bottom slide</text:span> for filters, forms, etc.</text:p>
        </text:list-item>
        <text:list-item>
          <text:p text:style-name="P4">Use <text:span text:style-name="Strong_20_Emphasis"><text:span text:style-name="Source_20_Text">gestureEnabled: true</text:span></text:span> for modal-style screens to enable swipe-down to dismiss.</text:p>
        </text:list-item>
        <text:list-item>
          <text:p text:style-name="P4">Use <text:span text:style-name="Strong_20_Emphasis"><text:span text:style-name="Source_20_Text">contentStyle</text:span></text:span> to customize background or dim content behind modals.</text:p>
        </text:list-item>
        <text:list-item>
          <text:p text:style-name="P4">Keep transitions consistent to ensure UX feels native and fluid.</text:p>
        </text:list-item>
      </text:list>
      <text:p text:style-name="Horizontal_20_Line"/>
      <text:p text:style-name="Text_20_body">Let me know if you want to customize gesture thresholds, or integrate a blur or backdrop when the filter screen slides up.</text:p>
      <text:p text:style-name="Standard"/>
      <text:p text:style-name="Standard"/>
      <text:p text:style-name="Standard"/>
      <text:p text:style-name="Standard"/>
      <text:p text:style-name="Text_20_body">To <text:span text:style-name="Strong_20_Emphasis">navigate from any screen</text:span> using <text:span text:style-name="Source_20_Text">TouchableOpacity</text:span>, follow these <text:span text:style-name="Strong_20_Emphasis">simple steps</text:span>:</text:p>
      <text:p text:style-name="Horizontal_20_Line"/>
      <text:h text:style-name="Heading_20_3" text:outline-level="3">✅ 1. Make sure the screen is <text:span text:style-name="Strong_20_Emphasis">inside your navigator</text:span></text:h>
      <text:p text:style-name="Text_20_body">Since you already have <text:span text:style-name="Source_20_Text">AppNavigator</text:span>, every screen inside it will receive the <text:span text:style-name="Source_20_Text">navigation</text:span> prop <text:span text:style-name="Strong_20_Emphasis">automatically</text:span>.</text:p>
      <text:p text:style-name="Horizontal_20_Line"/>
      <text:h text:style-name="Heading_20_3" text:outline-level="3">✅ 2. Use <text:span text:style-name="Source_20_Text">useNavigation()</text:span> hook (if not in props)</text:h>
      <text:h text:style-name="Heading_20_4" text:outline-level="4">Example:</text:h>
      <text:p text:style-name="Preformatted_20_Text"><text:span text:style-name="Source_20_Text">import { useNavigation } from '@react-navigation/native';</text:span></text:p>
      <text:p text:style-name="Preformatted_20_Text"><text:span text:style-name="Source_20_Text">import { TouchableOpacity, Text } from 'react-native';</text:span></text:p>
      <text:p text:style-name="Preformatted_20_Text"/>
      <text:p text:style-name="Preformatted_20_Text"><text:span text:style-name="Source_20_Text">const MyComponent = () =&gt; {</text:span></text:p>
      <text:p text:style-name="Preformatted_20_Text"><text:span text:style-name="Source_20_Text"><text:s text:c="2"/>const navigation = useNavigation();</text:span></text:p>
      <text:p text:style-name="Preformatted_20_Text"/>
      <text:p text:style-name="Preformatted_20_Text"><text:span text:style-name="Source_20_Text"><text:s text:c="2"/>return (</text:span></text:p>
      <text:p text:style-name="Preformatted_20_Text"><text:span text:style-name="Source_20_Text"><text:s text:c="4"/>&lt;TouchableOpacity onPress={() =&gt; navigation.navigate('Login')}&gt;</text:span></text:p>
      <text:p text:style-name="Preformatted_20_Text"><text:span text:style-name="Source_20_Text"><text:s text:c="6"/>&lt;Text&gt;Go to Login&lt;/Text&gt;</text:span></text:p>
      <text:p text:style-name="Preformatted_20_Text"><text:span text:style-name="Source_20_Text"><text:s text:c="4"/>&lt;/TouchableOpacity&gt;</text:span></text:p>
      <text:p text:style-name="Preformatted_20_Text"><text:span text:style-name="Source_20_Text"><text:s text:c="2"/>);</text:span></text:p>
      <text:p text:style-name="P1"><text:span text:style-name="Source_20_Text">};</text:span></text:p>
      <text:p text:style-name="Quotations"><text:soft-page-break/><text:span text:style-name="Source_20_Text">navigation.navigate('ScreenName')</text:span><text:line-break/>Use the screen name you defined in <text:span text:style-name="Source_20_Text">AppNavigator</text:span>.</text:p>
      <text:p text:style-name="Horizontal_20_Line"/>
      <text:h text:style-name="Heading_20_3" text:outline-level="3">🔁 If inside a screen component:</text:h>
      <text:p text:style-name="Text_20_body">You can directly use the <text:span text:style-name="Source_20_Text">navigation</text:span> prop:</text:p>
      <text:p text:style-name="Preformatted_20_Text"><text:span text:style-name="Source_20_Text">const HomeScreen = ({ navigation }) =&gt; {</text:span></text:p>
      <text:p text:style-name="Preformatted_20_Text"><text:span text:style-name="Source_20_Text"><text:s text:c="2"/>return (</text:span></text:p>
      <text:p text:style-name="Preformatted_20_Text"><text:span text:style-name="Source_20_Text"><text:s text:c="4"/>&lt;TouchableOpacity onPress={() =&gt; navigation.navigate('Filter')}&gt;</text:span></text:p>
      <text:p text:style-name="Preformatted_20_Text"><text:span text:style-name="Source_20_Text"><text:s text:c="6"/>&lt;Text&gt;Open Filter&lt;/Text&gt;</text:span></text:p>
      <text:p text:style-name="Preformatted_20_Text"><text:span text:style-name="Source_20_Text"><text:s text:c="4"/>&lt;/TouchableOpacity&gt;</text:span></text:p>
      <text:p text:style-name="Preformatted_20_Text"><text:span text:style-name="Source_20_Text"><text:s text:c="2"/>);</text:span></text:p>
      <text:p text:style-name="P1"><text:span text:style-name="Source_20_Text">};</text:span></text:p>
      <text:p text:style-name="Horizontal_20_Line"/>
      <text:h text:style-name="Heading_20_3" text:outline-level="3">✅ If using <text:span text:style-name="Strong_20_Emphasis">TypeScript</text:span>:</text:h>
      <text:p text:style-name="Text_20_body">Use your <text:span text:style-name="Source_20_Text">RootStackParamList</text:span> to get types:</text:p>
      <text:p text:style-name="Preformatted_20_Text"><text:span text:style-name="Source_20_Text">import { NativeStackNavigationProp } from '@react-navigation/native-stack';</text:span></text:p>
      <text:p text:style-name="Preformatted_20_Text"><text:span text:style-name="Source_20_Text">import { RootStackParamList } from '../navigation/AppNavigator';</text:span></text:p>
      <text:p text:style-name="Preformatted_20_Text"><text:span text:style-name="Source_20_Text">import { useNavigation } from '@react-navigation/native';</text:span></text:p>
      <text:p text:style-name="Preformatted_20_Text"/>
      <text:p text:style-name="Preformatted_20_Text"><text:span text:style-name="Source_20_Text">type NavigationProp = NativeStackNavigationProp&lt;RootStackParamList, 'Home'&gt;;</text:span></text:p>
      <text:p text:style-name="Preformatted_20_Text"/>
      <text:p text:style-name="P1"><text:span text:style-name="Source_20_Text">const navigation = useNavigation&lt;NavigationProp&gt;();</text:span></text:p>
      <text:p text:style-name="Text_20_body">Let me know which screen you want to navigate from/to, I can show that exact code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12:08.474535980</meta:creation-date>
    <dc:date>2025-05-27T18:55:24.406371040</dc:date>
    <meta:editing-duration>PT2M2S</meta:editing-duration>
    <meta:editing-cycles>2</meta:editing-cycles>
    <meta:generator>LibreOffice/7.3.7.2$Linux_X86_64 LibreOffice_project/30$Build-2</meta:generator>
    <meta:document-statistic meta:table-count="2" meta:image-count="0" meta:object-count="0" meta:page-count="4" meta:paragraph-count="131" meta:word-count="541" meta:character-count="4245" meta:non-whitespace-character-count="3723"/>
  </office:meta>
</office:document-meta>
</file>